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2" office:value-type="string" calcext:value-type="string">
            <text:p>Mens. 08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2" office:value-type="string" calcext:value-type="string">
            <text:p>Mens. 09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1-06" calcext:value-type="date">
            <text:p>06/11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2" office:value-type="string" calcext:value-type="string">
            <text:p>Mens. 10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2" office:value-type="string" calcext:value-type="string">
            <text:p>Mens. 11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2" office:value-type="string" calcext:value-type="string">
            <text:p>Mens. 12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6" office:value-type="string" calcext:value-type="string">
            <text:p>PG 300,00 -04/08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 parcial</text:p>
          </table:table-cell>
          <table:table-cell table:style-name="ce25" office:value-type="float" office:value="50" calcext:value-type="float">
            <text:p>5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7]-[.F7]" office:value-type="float" office:value="210" calcext:value-type="float">
            <text:p>21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4]-[.F14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2" office:value-type="string" calcext:value-type="string">
            <text:p>Mens. 09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5]-[.F15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5])" office:value-type="float" office:value="2290" calcext:value-type="float">
            <text:p>2.29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4.144180162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4.1462393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10-01T10:56:14.499886154</dc:date>
    <meta:print-date>2020-01-03T16:58:42.604000000</meta:print-date>
    <dc:language>pt-PT</dc:language>
    <meta:editing-cycles>631</meta:editing-cycles>
    <meta:editing-duration>P2DT4M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